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7.4792in" fo:margin-left="0.5in" table:align="left"/>
    </style:style>
    <style:style style:name="Table2.A" style:family="table-column">
      <style:table-column-properties style:column-width="0.7986in"/>
    </style:style>
    <style:style style:name="Table2.B" style:family="table-column">
      <style:table-column-properties style:column-width="0.7431in"/>
    </style:style>
    <style:style style:name="Table2.C" style:family="table-column">
      <style:table-column-properties style:column-width="0.75in"/>
    </style:style>
    <style:style style:name="Table2.D" style:family="table-column">
      <style:table-column-properties style:column-width="4.1875in"/>
    </style:style>
    <style:style style:name="Table2.E" style:family="table-column">
      <style:table-column-properties style:column-width="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8in" fo:margin-left="0.5in" table:align="left"/>
    </style:style>
    <style:style style:name="Table3.A" style:family="table-column">
      <style:table-column-properties style:column-width="0.7611in"/>
    </style:style>
    <style:style style:name="Table3.B" style:family="table-column">
      <style:table-column-properties style:column-width="6.1285in"/>
    </style:style>
    <style:style style:name="Table3.C" style:family="table-column">
      <style:table-column-properties style:column-width="0.9104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7.7708in" fo:margin-left="0.5in" table:align="left"/>
    </style:style>
    <style:style style:name="Table4.A" style:family="table-column">
      <style:table-column-properties style:column-width="1.2708in"/>
    </style:style>
    <style:style style:name="Table4.B" style:family="table-column">
      <style:table-column-properties style:column-width="4.2625in"/>
    </style:style>
    <style:style style:name="Table4.C" style:family="table-column">
      <style:table-column-properties style:column-width="2.2375in"/>
    </style:style>
    <style:style style:name="Table4.A1" style:family="table-cell">
      <style:table-cell-properties fo:padding="0.0201in" fo:border-left="0.5pt solid #000000" fo:border-right="none" fo:border-top="0.5pt solid #000000" fo:border-bottom="0.5pt solid #000000"/>
    </style:style>
    <style:style style:name="Table4.C1" style:family="table-cell">
      <style:table-cell-properties fo:padding="0.0201in" fo:border="0.5pt solid #000000"/>
    </style:style>
    <style:style style:name="Table4.A2" style:family="table-cell">
      <style:table-cell-properties fo:padding="0.0201in" fo:border-left="0.5pt solid #000000" fo:border-right="none" fo:border-top="none" fo:border-bottom="0.5pt solid #000000"/>
    </style:style>
    <style:style style:name="Table4.C2" style:family="table-cell">
      <style:table-cell-properties fo:padding="0.0201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50f14c" officeooo:paragraph-rsid="004c9d9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58e6c6" officeooo:paragraph-rsid="004c9d9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5a366" officeooo:paragraph-rsid="004c9d9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4c9d9a" officeooo:paragraph-rsid="004c9d9a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4145fb" officeooo:paragraph-rsid="004c9d9a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0f14c" officeooo:paragraph-rsid="004c9d9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5541e" officeooo:paragraph-rsid="004c9d9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53529" officeooo:paragraph-rsid="004c9d9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8e6c6" officeooo:paragraph-rsid="004c9d9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1" officeooo:paragraph-rsid="004996e1"/>
    </style:style>
    <style:style style:name="P11" style:family="paragraph" style:parent-style-name="Standard">
      <style:paragraph-properties fo:text-align="start" style:justify-single-word="false"/>
      <style:text-properties style:font-name="DejaVu Sans Condensed1" officeooo:paragraph-rsid="003694e6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341927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449914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468cb0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DejaVu Sans Condensed1" officeooo:paragraph-rsid="00449914"/>
    </style:style>
    <style:style style:name="P16" style:family="paragraph" style:parent-style-name="Standard">
      <style:paragraph-properties fo:text-align="start" style:justify-single-word="false"/>
      <style:text-properties style:font-name="DejaVu Sans Condensed1" officeooo:paragraph-rsid="003e39bd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DejaVu Sans Condensed1" officeooo:paragraph-rsid="003e39bd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DejaVu Sans Condensed1" officeooo:paragraph-rsid="004cec87"/>
    </style:style>
    <style:style style:name="P19" style:family="paragraph" style:parent-style-name="Standard" style:list-style-name="L6">
      <style:paragraph-properties fo:text-align="start" style:justify-single-word="false"/>
      <style:text-properties style:font-name="DejaVu Sans Condensed1" officeooo:paragraph-rsid="003e39bd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DejaVu Sans Condensed1" officeooo:paragraph-rsid="004cec87"/>
    </style:style>
    <style:style style:name="P2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9b5a0" officeooo:paragraph-rsid="00341927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694e6" officeooo:paragraph-rsid="003694e6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784f9" officeooo:paragraph-rsid="00449914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3a7ce2" officeooo:paragraph-rsid="00449914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style:font-name="DejaVu Sans Condensed1" fo:font-size="12pt" fo:font-weight="normal" officeooo:rsid="003a7ce2" officeooo:paragraph-rsid="003e39bd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449914" officeooo:paragraph-rsid="00449914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49914" officeooo:paragraph-rsid="00449914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449914" officeooo:paragraph-rsid="00449914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68cb0" officeooo:paragraph-rsid="00468cb0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3fdf8" officeooo:paragraph-rsid="00341927" style:font-size-asian="12pt" style:font-weight-asian="normal" style:font-size-complex="12pt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145fb" officeooo:paragraph-rsid="003e39b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c5b00" officeooo:paragraph-rsid="003e39bd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cec87" officeooo:paragraph-rsid="004cec87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jaVu Sans Condensed1" fo:font-size="12pt" fo:font-style="italic" style:text-underline-style="none" fo:font-weight="normal" officeooo:rsid="003c5b00" officeooo:paragraph-rsid="003c5b00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 Condensed1" fo:font-size="12pt" fo:font-style="italic" style:text-underline-style="none" fo:font-weight="normal" officeooo:rsid="00449914" officeooo:paragraph-rsid="00449914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ans Condensed1" officeooo:rsid="0047c86c" officeooo:paragraph-rsid="0047c86c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DejaVu Sans Condensed1" officeooo:rsid="00449914" officeooo:paragraph-rsid="00449914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DejaVu Sans Condensed1" officeooo:rsid="00449914" officeooo:paragraph-rsid="00449914"/>
    </style:style>
    <style:style style:name="P39" style:family="paragraph" style:parent-style-name="Standard" style:list-style-name="L4">
      <style:paragraph-properties fo:text-align="start" style:justify-single-word="false"/>
      <style:text-properties style:font-name="DejaVu Sans Condensed1" officeooo:rsid="003784f9" officeooo:paragraph-rsid="003c5b00"/>
    </style:style>
    <style:style style:name="P40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996e1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996e1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50f14c" officeooo:paragraph-rsid="004c9d9a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58e6c6" officeooo:paragraph-rsid="004c9d9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DejaVu Sans Condensed1" fo:font-size="12pt" officeooo:rsid="0050f14c" officeooo:paragraph-rsid="004c9d9a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DejaVu Sans Condensed1" fo:font-size="12pt" officeooo:paragraph-rsid="004c9d9a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DejaVu Sans Condensed1" fo:font-size="12pt" officeooo:rsid="0058e6c6" officeooo:paragraph-rsid="004c9d9a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DejaVu Sans Condensed1" fo:font-size="12pt" officeooo:rsid="004c9d9a" officeooo:paragraph-rsid="004c9d9a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449914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47a27a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4996e1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f4767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e415e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2d3ec7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35fb47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3694e6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3c5b00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4cec87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468cb0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3a7ce2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4145fb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3f71e0" style:font-size-asian="12pt" style:font-weight-asian="bold" style:font-size-complex="12pt" style:font-weight-complex="bold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449914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33fdf8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4cec87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35fb47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3694e6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4145fb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3a7ce2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3784f9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468cb0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361a15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3a3baa" style:font-size-asian="12pt" style:font-weight-asian="normal" style:font-size-complex="12pt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4cec87" style:font-weight-asian="bold" style:font-weight-complex="bold"/>
    </style:style>
    <style:style style:name="T3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32" style:family="text">
      <style:text-properties style:font-name="DejaVu Sans Condensed1" fo:font-size="12pt" fo:font-weight="normal" officeooo:rsid="003694e6" style:font-size-asian="12pt" style:font-weight-asian="normal" style:font-size-complex="12pt" style:font-weight-complex="normal"/>
    </style:style>
    <style:style style:name="T33" style:family="text">
      <style:text-properties style:font-name="DejaVu Sans Condensed1" fo:font-size="12pt" fo:font-weight="normal" officeooo:rsid="003784f9" style:font-size-asian="12pt" style:font-weight-asian="normal" style:font-size-complex="12pt" style:font-weight-complex="normal"/>
    </style:style>
    <style:style style:name="T34" style:family="text">
      <style:text-properties style:font-name="DejaVu Sans Condensed1" fo:font-size="12pt" fo:font-weight="normal" officeooo:rsid="00361a15" style:font-size-asian="12pt" style:font-weight-asian="normal" style:font-size-complex="12pt" style:font-weight-complex="normal"/>
    </style:style>
    <style:style style:name="T35" style:family="text">
      <style:text-properties style:font-name="DejaVu Sans Condensed1" fo:font-size="12pt" fo:font-weight="normal" officeooo:rsid="003a7ce2" style:font-size-asian="12pt" style:font-weight-asian="normal" style:font-size-complex="12pt" style:font-weight-complex="normal"/>
    </style:style>
    <style:style style:name="T36" style:family="text">
      <style:text-properties style:font-name="DejaVu Sans Condensed1" fo:font-size="12pt" fo:font-weight="normal" officeooo:rsid="003a3baa" style:font-size-asian="12pt" style:font-weight-asian="normal" style:font-size-complex="12pt" style:font-weight-complex="normal"/>
    </style:style>
    <style:style style:name="T37" style:family="text">
      <style:text-properties style:font-name="DejaVu Sans Condensed1" fo:font-size="12pt" fo:font-weight="normal" officeooo:rsid="004145fb" style:font-size-asian="12pt" style:font-weight-asian="normal" style:font-size-complex="12pt" style:font-weight-complex="normal"/>
    </style:style>
    <style:style style:name="T38" style:family="text">
      <style:text-properties style:font-name="DejaVu Sans Condensed1" fo:font-size="12pt" fo:font-weight="normal" officeooo:rsid="00449914" style:font-size-asian="12pt" style:font-weight-asian="normal" style:font-size-complex="12pt" style:font-weight-complex="normal"/>
    </style:style>
    <style:style style:name="T39" style:family="text">
      <style:text-properties style:font-name="DejaVu Sans Condensed1" fo:font-size="12pt" fo:font-weight="normal" officeooo:rsid="00468cb0" style:font-size-asian="12pt" style:font-weight-asian="normal" style:font-size-complex="12pt" style:font-weight-complex="normal"/>
    </style:style>
    <style:style style:name="T40" style:family="text">
      <style:text-properties style:font-name="DejaVu Sans Condensed1" fo:font-size="12pt" fo:font-weight="normal" officeooo:rsid="0033fdf8" style:font-size-asian="12pt" style:font-weight-asian="normal" style:font-size-complex="12pt" style:font-weight-complex="normal"/>
    </style:style>
    <style:style style:name="T41" style:family="text">
      <style:text-properties style:font-name="DejaVu Sans Condensed1" fo:font-size="12pt" fo:font-weight="normal" officeooo:rsid="004cec87" style:font-size-asian="12pt" style:font-weight-asian="normal" style:font-size-complex="12pt" style:font-weight-complex="normal"/>
    </style:style>
    <style:style style:name="T42" style:family="text">
      <style:text-properties style:font-name="DejaVu Sans Condensed1" fo:font-size="12pt" fo:font-weight="normal" officeooo:rsid="0035fb47" style:font-size-asian="12pt" style:font-weight-asian="normal" style:font-size-complex="12pt" style:font-weight-complex="normal"/>
    </style:style>
    <style:style style:name="T43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3694e6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3c5b00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fo:font-weight="bold" officeooo:rsid="003a7ce2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fo:font-weight="bold" officeooo:rsid="003f71e0" style:font-size-asian="12pt" style:font-weight-asian="bold" style:font-size-complex="12pt" style:font-weight-complex="bold"/>
    </style:style>
    <style:style style:name="T48" style:family="text">
      <style:text-properties style:font-name="DejaVu Sans Condensed1" fo:font-size="12pt" fo:font-weight="bold" officeooo:rsid="004145fb" style:font-size-asian="12pt" style:font-weight-asian="bold" style:font-size-complex="12pt" style:font-weight-complex="bold"/>
    </style:style>
    <style:style style:name="T49" style:family="text">
      <style:text-properties style:font-name="DejaVu Sans Condensed1" fo:font-size="12pt" fo:font-weight="bold" officeooo:rsid="00449914" style:font-size-asian="12pt" style:font-weight-asian="bold" style:font-size-complex="12pt" style:font-weight-complex="bold"/>
    </style:style>
    <style:style style:name="T50" style:family="text">
      <style:text-properties style:font-name="DejaVu Sans Condensed1" fo:font-size="12pt" fo:font-weight="bold" officeooo:rsid="00468cb0" style:font-size-asian="12pt" style:font-weight-asian="bold" style:font-size-complex="12pt" style:font-weight-complex="bold"/>
    </style:style>
    <style:style style:name="T51" style:family="text">
      <style:text-properties style:font-name="DejaVu Sans Condensed1" fo:font-size="12pt" fo:font-weight="bold" officeooo:rsid="001f4767" style:font-size-asian="12pt" style:font-weight-asian="bold" style:font-size-complex="12pt" style:font-weight-complex="bold"/>
    </style:style>
    <style:style style:name="T52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53" style:family="text">
      <style:text-properties style:font-name="DejaVu Sans Condensed1" fo:font-size="12pt" fo:font-weight="bold" officeooo:rsid="001e415e" style:font-size-asian="12pt" style:font-weight-asian="bold" style:font-size-complex="12pt" style:font-weight-complex="bold"/>
    </style:style>
    <style:style style:name="T54" style:family="text">
      <style:text-properties style:font-name="DejaVu Sans Condensed1" fo:font-size="12pt" fo:font-weight="bold" officeooo:rsid="002d3ec7" style:font-size-asian="12pt" style:font-weight-asian="bold" style:font-size-complex="12pt" style:font-weight-complex="bold"/>
    </style:style>
    <style:style style:name="T55" style:family="text">
      <style:text-properties style:font-name="DejaVu Sans Condensed1" fo:font-size="12pt" fo:font-weight="bold" officeooo:rsid="0035fb47" style:font-size-asian="12pt" style:font-weight-asian="bold" style:font-size-complex="12pt" style:font-weight-complex="bold"/>
    </style:style>
    <style:style style:name="T56" style:family="text">
      <style:text-properties style:font-name="DejaVu Sans Condensed1" fo:font-size="12pt" fo:font-weight="bold" officeooo:rsid="0047a27a" style:font-size-asian="12pt" style:font-weight-asian="bold" style:font-size-complex="12pt" style:font-weight-complex="bold"/>
    </style:style>
    <style:style style:name="T57" style:family="text">
      <style:text-properties style:font-name="DejaVu Sans Condensed1" fo:font-size="12pt" fo:font-weight="bold" officeooo:rsid="004996e1" style:font-size-asian="12pt" style:font-weight-asian="bold" style:font-size-complex="12pt" style:font-weight-complex="bold"/>
    </style:style>
    <style:style style:name="T58" style:family="text">
      <style:text-properties style:font-name="DejaVu Sans Condensed1" fo:font-size="12pt" fo:font-weight="bold" officeooo:rsid="004cec87" style:font-size-asian="12pt" style:font-weight-asian="bold" style:font-size-complex="12pt" style:font-weight-complex="bold"/>
    </style:style>
    <style:style style:name="T59" style:family="text">
      <style:text-properties officeooo:rsid="00449914"/>
    </style:style>
    <style:style style:name="T60" style:family="text">
      <style:text-properties style:font-name="DejaVu Sans Condensed" officeooo:rsid="00345fe5" style:font-name-asian="DejaVu Sans Condensed" style:font-name-complex="DejaVu Sans Condensed"/>
    </style:style>
    <style:style style:name="T61" style:family="text">
      <style:text-properties style:font-name-asian="DejaVu Sans Condensed" style:font-name-complex="DejaVu Sans Condensed"/>
    </style:style>
    <style:style style:name="T62" style:family="text">
      <style:text-properties officeooo:rsid="00322853" style:font-name-asian="DejaVu Sans Condensed" style:font-name-complex="DejaVu Sans Condensed"/>
    </style:style>
    <style:style style:name="T63" style:family="text">
      <style:text-properties officeooo:rsid="00345fe5" style:font-name-asian="DejaVu Sans Condensed" style:font-name-complex="DejaVu Sans Condensed"/>
    </style:style>
    <style:style style:name="T64" style:family="text">
      <style:text-properties officeooo:rsid="0035db3e"/>
    </style:style>
    <style:style style:name="T65" style:family="text">
      <style:text-properties officeooo:rsid="0053ea66"/>
    </style:style>
    <style:style style:name="T66" style:family="text">
      <style:text-properties officeooo:rsid="004cec87"/>
    </style:style>
    <style:style style:name="T67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0">1<text:span text:style-name="T64">xx</text:span> - Controls</text:p>
          </table:table-cell>
          <table:table-cell table:style-name="Table1.B1" office:value-type="string">
            <text:p text:style-name="P41">2xx - Ground</text:p>
          </table:table-cell>
          <table:table-cell table:style-name="Table1.B1" office:value-type="string">
            <text:p text:style-name="P41">3xx - Flight</text:p>
          </table:table-cell>
          <table:table-cell table:style-name="Table1.D1" office:value-type="string">
            <text:p text:style-name="P41">4xx - A2A</text:p>
          </table:table-cell>
          <table:table-cell table:style-name="Table1.B1" office:value-type="string">
            <text:p text:style-name="P41">5xx - A2G</text:p>
          </table:table-cell>
          <table:table-cell table:style-name="Table1.F1" office:value-type="string">
            <text:p text:style-name="P41">6xx - Misc</text:p>
          </table:table-cell>
        </table:table-row>
      </table:table>
      <text:p text:style-name="P10"><text:span text:style-name="T3">4</text:span><text:span text:style-name="T4">0</text:span><text:span text:style-name="T3">1</text:span><text:span text:style-name="T5"> - </text:span><text:span text:style-name="T6">A/</text:span><text:span text:style-name="T7">A </text:span><text:span text:style-name="T8">- </text:span><text:span text:style-name="T9">Missiles and Guns</text:span></text:p>
      <text:p text:style-name="P21"/>
      <text:p text:style-name="P36"><text:span text:style-name="T10">C</text:span><text:span text:style-name="T1">orner speed: 350-420 kts</text:span></text:p>
      <text:p text:style-name="P22"/>
      <text:p text:style-name="P11"><text:span text:style-name="T10">BVR combat and </text:span><text:span text:style-name="T11">R</text:span><text:span text:style-name="T10">adar</text:span></text:p>
      <text:list xml:id="list1337459499" text:style-name="L1">
        <text:list-item>
          <text:p text:style-name="P12"><text:span text:style-name="T19">Press </text:span><text:span text:style-name="T12">Dish Hat right</text:span><text:span text:style-name="T20"> </text:span><text:span text:style-name="T19">to enter </text:span><text:span text:style-name="T9">BVR Master Mode</text:span><text:span text:style-name="T21">.</text:span><text:span text:style-name="T20"> <text:s/>Radar will automatically turn on. <text:s/>Toggle radar with </text:span><text:span text:style-name="T10">Pinky Switch up</text:span><text:span text:style-name="T22">. <text:s/></text:span><text:span text:style-name="T23">Radar MFD shows range in top right corner when radar is on</text:span><text:span text:style-name="T24">.</text:span></text:p>
        </text:list-item>
        <text:list-item>
          <text:p text:style-name="P37"><text:span text:style-name="T24">C</text:span><text:span text:style-name="T17">hange </text:span><text:span text:style-name="T1">range</text:span><text:span text:style-name="T17"> with </text:span><text:span text:style-name="T1">TDC to top or bottom</text:span><text:span text:style-name="T17"> of screen, or </text:span><text:span text:style-name="T1">Top Hat Ring</text:span><text:span text:style-name="T17">.</text:span></text:p>
        </text:list-item>
        <text:list-item>
          <text:p text:style-name="P13"><text:span text:style-name="T18">Change </text:span><text:span text:style-name="T2">elevation</text:span><text:span text:style-name="T18"> with </text:span><text:span text:style-name="T2">Middle Finger Hat up/down</text:span><text:span text:style-name="T18">. <text:s/></text:span><text:span text:style-name="T22">Radar elevation is shown </text:span><text:span text:style-name="T25">on left side of </text:span><text:span text:style-name="T18">MFD</text:span><text:span text:style-name="T25">, </text:span><text:span text:style-name="T18">with altitudes of radar cone in 1000x ft</text:span><text:span text:style-name="T25">. <text:s/></text:span><text:span text:style-name="T24">R</text:span><text:span text:style-name="T25">adar is stabilized in pitch and roll.</text:span></text:p>
        </text:list-item>
        <text:list-item>
          <text:p text:style-name="P14"><text:span text:style-name="T26">Toggle </text:span><text:span text:style-name="T13">azimuth </text:span><text:span text:style-name="T12">size </text:span><text:span text:style-name="T13">(60 deg/30 deg)</text:span><text:span text:style-name="T26"> with </text:span><text:span text:style-name="T13">Middle Finger Hat left/right</text:span><text:span text:style-name="T26">.</text:span></text:p>
        </text:list-item>
        <text:list-item>
          <text:p text:style-name="P13"><text:span text:style-name="T22">In the </text:span><text:span text:style-name="T18">radar </text:span><text:span text:style-name="T22">MFD, </text:span><text:span text:style-name="T18">e</text:span><text:span text:style-name="T22">nemy contacts </text:span><text:span text:style-name="T18">are a </text:span><text:span text:style-name="T2">brick</text:span><text:span text:style-name="T18">, </text:span><text:span text:style-name="T22">friendly contacts </text:span><text:span text:style-name="T18">are a </text:span><text:span text:style-name="T2">circle</text:span><text:span text:style-name="T22">. <text:s/></text:span><text:span text:style-name="T18">Targets are IFF'd automatically.</text:span></text:p>
        </text:list-item>
        <text:list-item>
          <text:p text:style-name="P23">Vertical lines of repeating contacts are jamming you.</text:p>
        </text:list-item>
        <text:list-item>
          <text:p text:style-name="P33">Press <text:span text:style-name="T29">Red Button</text:span> to fire missiles. <text:s/><text:span text:style-name="T29">Trigger</text:span> always fires guns.</text:p>
        </text:list-item>
      </text:list>
      <text:p text:style-name="P34"><text:span text:style-name="T59">RWS mode (default)</text:span>:</text:p>
      <text:list xml:id="list1595171248" text:style-name="L2">
        <text:list-item>
          <text:p text:style-name="P38"><text:span text:style-name="T25">C</text:span><text:span text:style-name="T17">ycle </text:span><text:span text:style-name="T1">PRF modes</text:span><text:span text:style-name="T17"> MED/HI/interleaved with </text:span><text:span text:style-name="T1">Shift-Middle Finger Hat press</text:span><text:span text:style-name="T17">.</text:span></text:p>
        </text:list-item>
      </text:list>
      <text:list text:style-name="L3">
        <text:list-item>
          <text:list>
            <text:list-item>
              <text:p text:style-name="P24">Use MED for targets going away from you or at closer range (&lt;45 km).</text:p>
            </text:list-item>
            <text:list-item>
              <text:p text:style-name="P26">Use HI for targets coming toward you or at longer range (&gt;45 km).</text:p>
            </text:list-item>
          </text:list>
        </text:list-item>
      </text:list>
      <text:list xml:id="list115833927579888" text:continue-list="list1595171248" text:style-name="L2">
        <text:list-item>
          <text:p text:style-name="P27">Press <text:span text:style-name="T29">TDC Press</text:span> to lock a target into <text:span text:style-name="T29">STT</text:span> mode.</text:p>
        </text:list-item>
        <text:list-item>
          <text:p text:style-name="P29">When a target is locked in STT:</text:p>
          <text:list>
            <text:list-item>
              <text:p text:style-name="P29">Top row of radar screen shows contact TAS, aspect angle, and heading.</text:p>
            </text:list-item>
            <text:list-item>
              <text:p text:style-name="P29">Left side of radar screen shows target altitude in thousands of feet ("29-8" = 29,800 ft).</text:p>
            </text:list-item>
            <text:list-item>
              <text:p text:style-name="P29">Right side of radar screen shows range to target in nmi and weapon DLZ.</text:p>
            </text:list-item>
            <text:list-item>
              <text:p text:style-name="P29">Bottom row of radar screen shows your ground speed, NCTR target ID if available, missile flight time, and target range.</text:p>
            </text:list-item>
          </text:list>
        </text:list-item>
      </text:list>
      <text:p text:style-name="P35">TWS mode and ripple <text:span text:style-name="T63">‌</text:span><text:span text:style-name="T62">f</text:span><text:span text:style-name="T63">‌</text:span><text:span text:style-name="T62">i</text:span><text:span text:style-name="T61">ring </text:span>AMRAAMs:</text:p>
      <text:list text:style-name="L4">
        <text:list-item>
          <text:p text:style-name="P39"><text:span text:style-name="T18">Toggle </text:span><text:span text:style-name="T2">RWS/TWS mode</text:span><text:span text:style-name="T18"> </text:span><text:span text:style-name="T17">with </text:span><text:span text:style-name="T1">Middle Finger Hat press</text:span><text:span text:style-name="T17">.</text:span></text:p>
        </text:list-item>
        <text:list-item>
          <text:p text:style-name="P28">Targets show heading with line and altitude in 1000x ft above.</text:p>
        </text:list-item>
        <text:list-item>
          <text:p text:style-name="P15"><text:span text:style-name="T25">To designate first target, move the </text:span><text:span text:style-name="T18">TDC </text:span><text:span text:style-name="T25">over the target </text:span><text:span text:style-name="T18">and</text:span><text:span text:style-name="T25"> </text:span><text:span text:style-name="T18">lock with</text:span><text:span text:style-name="T25"> </text:span><text:span text:style-name="T2">TDC Press</text:span><text:span text:style-name="T25">. <text:s/></text:span><text:span text:style-name="T18">Then lock next target (will show as "bugged"), etc. <text:s/>You can designate up to ?? number of targets??.</text:span></text:p>
        </text:list-item>
        <text:list-item>
          <text:p text:style-name="P28">Designate the same target twice in a row to lock it up in <text:span text:style-name="T29">STT</text:span> mode.</text:p>
        </text:list-item>
        <text:list-item>
          <text:p text:style-name="P28">Firing AMRAAMs will cycle through the targets in turn.</text:p>
        </text:list-item>
      </text:list>
      <text:p text:style-name="P30"/>
      <text:p text:style-name="P16"><text:span text:style-name="T10">WVR combat </text:span><text:span text:style-name="T14">and </text:span><text:span text:style-name="T15">ACM</text:span><text:span text:style-name="T16"> (dogfight) modes</text:span></text:p>
      <text:list xml:id="list850957185" text:style-name="L5">
        <text:list-item>
          <text:p text:style-name="P17"><text:span text:style-name="T20">Use </text:span><text:span text:style-name="T12">Dish Hat</text:span><text:span text:style-name="T27"> for </text:span><text:span text:style-name="T23">ACM</text:span><text:span text:style-name="T28"> (</text:span><text:span text:style-name="T27">dogfight</text:span><text:span text:style-name="T28">)</text:span><text:span text:style-name="T27"> modes:</text:span></text:p>
        </text:list-item>
      </text:list>
      <text:list text:style-name="L6">
        <text:list-item>
          <text:list>
            <text:list-item>
              <text:p text:style-name="P19"><text:span text:style-name="T20">U</text:span><text:span text:style-name="T27">: </text:span><text:span text:style-name="T24">Boresight scan</text:span></text:p>
            </text:list-item>
            <text:list-item>
              <text:p text:style-name="P25"><text:span text:style-name="T66">D</text:span>: Vertical scan</text:p>
            </text:list-item>
            <text:list-item>
              <text:p text:style-name="P20"><text:span text:style-name="T18">P: FLOOD mode (guides AIM-7 Sparrow to closest target inside circle on HUD)</text:span></text:p>
            </text:list-item>
          </text:list>
        </text:list-item>
      </text:list>
      <text:list xml:id="list115834063526952" text:continue-list="list850957185" text:style-name="L5">
        <text:list-item>
          <text:p text:style-name="P18"><text:span text:style-name="T66">Press </text:span><text:span text:style-name="T30">Gray Reset Hat back</text:span><text:span text:style-name="T66"> to toggle gun pipper and auto gun acquisition mode. <text:s/></text:span><text:span text:style-name="T30">Trigger</text:span><text:span text:style-name="T66"> is always hot for guns in any mode.</text:span></text:p>
        </text:list-item>
        <text:list-item>
          <text:p text:style-name="P31">ACM dogfight modes automatically lock the first target they see.</text:p>
        </text:list-item>
      </text:list>
      <text:p text:style-name="P32"/>
      <text:p text:style-name="P1">AIM-9 Sidewinder variant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2">Name</text:p>
          </table:table-cell>
          <table:table-cell table:style-name="Table2.A1" office:value-type="string">
            <text:p text:style-name="P42">Aspect</text:p>
          </table:table-cell>
          <table:table-cell table:style-name="Table2.A1" office:value-type="string">
            <text:p text:style-name="P42">Smoke</text:p>
          </table:table-cell>
          <table:table-cell table:style-name="Table2.A1" office:value-type="string">
            <text:p text:style-name="P42">Notes</text:p>
          </table:table-cell>
          <table:table-cell table:style-name="Table2.E1" office:value-type="string">
            <text:p text:style-name="P42">In service</text:p>
          </table:table-cell>
        </table:table-row>
        <table:table-row>
          <table:table-cell table:style-name="Table2.A2" office:value-type="string">
            <text:p text:style-name="P6">AIM-9L</text:p>
          </table:table-cell>
          <table:table-cell table:style-name="Table2.A2" office:value-type="string">
            <text:p text:style-name="P44">All</text:p>
          </table:table-cell>
          <table:table-cell table:style-name="Table2.A2" office:value-type="string">
            <text:p text:style-name="P44">High</text:p>
          </table:table-cell>
          <table:table-cell table:style-name="Table2.A2" office:value-type="string">
            <text:p text:style-name="P45"/>
          </table:table-cell>
          <table:table-cell table:style-name="Table2.E2" office:value-type="string">
            <text:p text:style-name="P44">1977</text:p>
          </table:table-cell>
        </table:table-row>
        <table:table-row>
          <table:table-cell table:style-name="Table2.A2" office:value-type="string">
            <text:p text:style-name="P6">AIM-9M</text:p>
          </table:table-cell>
          <table:table-cell table:style-name="Table2.A2" office:value-type="string">
            <text:p text:style-name="P44">All</text:p>
          </table:table-cell>
          <table:table-cell table:style-name="Table2.A2" office:value-type="string">
            <text:p text:style-name="P44">Low</text:p>
          </table:table-cell>
          <table:table-cell table:style-name="Table2.A2" office:value-type="string">
            <text:p text:style-name="P45"/>
          </table:table-cell>
          <table:table-cell table:style-name="Table2.E2" office:value-type="string">
            <text:p text:style-name="P44">1982</text:p>
          </table:table-cell>
        </table:table-row>
        <table:table-row>
          <table:table-cell table:style-name="Table2.A2" office:value-type="string">
            <text:p text:style-name="P6">AIM-9P</text:p>
          </table:table-cell>
          <table:table-cell table:style-name="Table2.A2" office:value-type="string">
            <text:p text:style-name="P44">Rear</text:p>
          </table:table-cell>
          <table:table-cell table:style-name="Table2.A2" office:value-type="string">
            <text:p text:style-name="P44">High</text:p>
          </table:table-cell>
          <table:table-cell table:style-name="Table2.A2" office:value-type="string">
            <text:p text:style-name="P44"><text:span text:style-name="T65">Improved AIM-9J. <text:s/></text:span>Export and USAF use.</text:p>
          </table:table-cell>
          <table:table-cell table:style-name="Table2.E2" office:value-type="string">
            <text:p text:style-name="P44">1978</text:p>
          </table:table-cell>
        </table:table-row>
        <table:table-row>
          <table:table-cell table:style-name="Table2.A2" office:value-type="string">
            <text:p text:style-name="P6">AIM-9P3</text:p>
          </table:table-cell>
          <table:table-cell table:style-name="Table2.A2" office:value-type="string">
            <text:p text:style-name="P44">Rear</text:p>
          </table:table-cell>
          <table:table-cell table:style-name="Table2.A2" office:value-type="string">
            <text:p text:style-name="P44">Low</text:p>
          </table:table-cell>
          <table:table-cell table:style-name="Table2.A2" office:value-type="string">
            <text:p text:style-name="P44">Export and USAF use.</text:p>
          </table:table-cell>
          <table:table-cell table:style-name="Table2.E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6">AIM-9P5</text:p>
          </table:table-cell>
          <table:table-cell table:style-name="Table2.A2" office:value-type="string">
            <text:p text:style-name="P44">All</text:p>
          </table:table-cell>
          <table:table-cell table:style-name="Table2.A2" office:value-type="string">
            <text:p text:style-name="P44">Low</text:p>
          </table:table-cell>
          <table:table-cell table:style-name="Table2.A2" office:value-type="string">
            <text:p text:style-name="P44">Export and USAF use. <text:s/>Same IRCCM as AIM-9M.</text:p>
          </table:table-cell>
          <table:table-cell table:style-name="Table2.E2" office:value-type="string">
            <text:p text:style-name="P45"/>
          </table:table-cell>
        </table:table-row>
      </table:table>
      <text:p text:style-name="P7"/>
      <text:p text:style-name="P2">AIM-7 Sparrow variant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3">Name</text:p>
          </table:table-cell>
          <table:table-cell table:style-name="Table3.A1" office:value-type="string">
            <text:p text:style-name="P43">Notes</text:p>
          </table:table-cell>
          <table:table-cell table:style-name="Table3.C1" office:value-type="string">
            <text:p text:style-name="P43">In service</text:p>
          </table:table-cell>
        </table:table-row>
        <table:table-row>
          <table:table-cell table:style-name="Table3.A2" office:value-type="string">
            <text:p text:style-name="P46">AIM-7E</text:p>
          </table:table-cell>
          <table:table-cell table:style-name="Table3.A2" office:value-type="string">
            <text:p text:style-name="P46">Base version.</text:p>
          </table:table-cell>
          <table:table-cell table:style-name="Table3.C2" office:value-type="string">
            <text:p text:style-name="P46">1963</text:p>
          </table:table-cell>
        </table:table-row>
        <table:table-row>
          <table:table-cell table:style-name="Table3.A2" office:value-type="string">
            <text:p text:style-name="P46">AIM-7F</text:p>
          </table:table-cell>
          <table:table-cell table:style-name="Table3.A2" office:value-type="string">
            <text:p text:style-name="P8">Improved motor <text:span text:style-name="T66">with more</text:span> range, solid-state guidance system, larger warhead.</text:p>
          </table:table-cell>
          <table:table-cell table:style-name="Table3.C2" office:value-type="string">
            <text:p text:style-name="P46">1975</text:p>
          </table:table-cell>
        </table:table-row>
        <table:table-row>
          <table:table-cell table:style-name="Table3.A2" office:value-type="string">
            <text:p text:style-name="P46">AIM-7M</text:p>
          </table:table-cell>
          <table:table-cell table:style-name="Table3.A2" office:value-type="string">
            <text:p text:style-name="P8">Improved seeker (look-down/shoot-down), fuze, <text:span text:style-name="T66">warhead, </text:span>trajectory<text:span text:style-name="T66"> guidance.</text:span></text:p>
          </table:table-cell>
          <table:table-cell table:style-name="Table3.C2" office:value-type="string">
            <text:p text:style-name="P46">1982</text:p>
          </table:table-cell>
        </table:table-row>
        <table:table-row>
          <table:table-cell table:style-name="Table3.A2" office:value-type="string">
            <text:p text:style-name="P46">AIM-7MH</text:p>
          </table:table-cell>
          <table:table-cell table:style-name="Table3.A2" office:value-type="string">
            <text:p text:style-name="P9">Improved homing algorithm with lofting ability?</text:p>
          </table:table-cell>
          <table:table-cell table:style-name="Table3.C2" office:value-type="string">
            <text:p text:style-name="P46">1987</text:p>
          </table:table-cell>
        </table:table-row>
      </table:table>
      <text:p text:style-name="P3"/>
      <text:p text:style-name="P4">AIM-120 AMRAAM variants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7">Name</text:p>
          </table:table-cell>
          <table:table-cell table:style-name="Table4.A1" office:value-type="string">
            <text:p text:style-name="P47">Notes</text:p>
          </table:table-cell>
          <table:table-cell table:style-name="Table4.C1" office:value-type="string">
            <text:p text:style-name="P47">In service</text:p>
          </table:table-cell>
        </table:table-row>
        <table:table-row>
          <table:table-cell table:style-name="Table4.A2" office:value-type="string">
            <text:p text:style-name="P47">AIM-120B</text:p>
          </table:table-cell>
          <table:table-cell table:style-name="Table4.A2" office:value-type="string">
            <text:p text:style-name="P47">Improved guidance.</text:p>
          </table:table-cell>
          <table:table-cell table:style-name="Table4.C2" office:value-type="string">
            <text:p text:style-name="P47">1994</text:p>
          </table:table-cell>
        </table:table-row>
        <table:table-row>
          <table:table-cell table:style-name="Table4.A2" office:value-type="string">
            <text:p text:style-name="P47">AIM-120C (C-5)</text:p>
          </table:table-cell>
          <table:table-cell table:style-name="Table4.A2" office:value-type="string">
            <text:p text:style-name="P47">Improved guidance, range, warhead.</text:p>
          </table:table-cell>
          <table:table-cell table:style-name="Table4.C2" office:value-type="string">
            <text:p text:style-name="P47">2000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22T11:58:08.784000000</dc:date>
    <meta:editing-duration>P1DT5H58M10S</meta:editing-duration>
    <meta:editing-cycles>59</meta:editing-cycles>
    <meta:generator>LibreOffice/7.4.5.1$Windows_X86_64 LibreOffice_project/9c0871452b3918c1019dde9bfac75448afc4b57f</meta:generator>
    <meta:document-statistic meta:table-count="4" meta:image-count="0" meta:object-count="0" meta:page-count="1" meta:paragraph-count="92" meta:word-count="553" meta:character-count="3023" meta:non-whitespace-character-count="2578"/>
  </office:meta>
</office:document-meta>
</file>